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9º SIMULADO OAB 2012.1 REALIZADO EM </text:span></text:p>
      <text:p text:style-name="P1"><text:span text:style-name="T1">18 DE MAIO DE 2012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5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weight="bold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9º</text:span><text:span text:style-name="MT3"> Simulado OAB – maio/2012</text:span></text:p>
        <text:p text:style-name="MP7"><text:span text:style-name="MT4">Praia de Botafogo, 190, 8º andar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.alves</dc:creator>
    <meta:editing-cycles>14</meta:editing-cycles>
    <meta:print-date>2011-01-14T19:44:00</meta:print-date>
    <meta:creation-date>2012-05-02T18:59:00</meta:creation-date>
    <dc:date>2012-05-21T20:27:00</dc:date>
    <meta:editing-duration>PT9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5" meta:character-count="646" meta:non-whitespace-character-count="574"/>
    <meta:user-defined meta:name="AppVersion">12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